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7.97pt" svg:y="247.52pt">
            <loext:p draw:notify-on-update-of-ranges="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8.06pt" svg:height="299.65pt" svg:x="600.77pt" svg:y="86.6pt">
            <loext:p draw:notify-on-update-of-ranges="Sheet1.D1:Sheet1.D1 Sheet1.D2:Sheet1.D11 Sheet1.E1:Sheet1.E1 Sheet1.E2:Sheet1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(n)</text:p>
          </table:table-cell>
          <table:table-cell table:style-name="Default" office:value-type="string" calcext:value-type="string">
            <text:p>MCM algorithm tim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lasped Ti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0388622283935547" calcext:value-type="float">
            <text:p>3.89E-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000517368316650391" calcext:value-type="float">
            <text:p>5.17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0607967376708984" calcext:value-type="float">
            <text:p>6.08E-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000622272491455078" calcext:value-type="float">
            <text:p>6.22E-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0667572021484375" calcext:value-type="float">
            <text:p>6.68E-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0000758171081542969" calcext:value-type="float">
            <text:p>7.58E-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0774860382080078" calcext:value-type="float">
            <text:p>7.75E-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11754035949707" calcext:value-type="float">
            <text:p>0.00011754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0598430633544922" calcext:value-type="float">
            <text:p>5.98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154256820678711" calcext:value-type="float">
            <text:p>0.000154256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0698566436767578" calcext:value-type="float">
            <text:p>6.99E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203371047973633" calcext:value-type="float">
            <text:p>0.0002033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0820159912109375" calcext:value-type="float">
            <text:p>8.20E-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250101089477539" calcext:value-type="float">
            <text:p>0.00025010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000130891799926758" calcext:value-type="float">
            <text:p>0.00013089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320196151733398" calcext:value-type="float">
            <text:p>0.00032019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000121831893920898" calcext:value-type="float">
            <text:p>0.00012183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391244888305664" calcext:value-type="float">
            <text:p>0.00039124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00020909309387207" calcext:value-type="float">
            <text:p>0.00020909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697135925292969" calcext:value-type="float">
            <text:p>0.0006971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22:31:09.645171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2:52.157986263</meta:creation-date>
    <dc:date>2018-05-27T23:33:40.703637938</dc:date>
    <meta:editing-duration>PT45M9S</meta:editing-duration>
    <meta:editing-cycles>2</meta:editing-cycles>
    <meta:generator>LibreOffice/5.1.6.2$Linux_X86_64 LibreOffice_project/1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Graph for MCM Time complexity</text:p>
        </chart:title>
        <chart:legend chart:legend-position="end" svg:x="11.56cm" svg:y="4.201cm" style:legend-expansion="high" chart:style-name="ch3"/>
        <chart:plot-area chart:style-name="ch4" table:cell-range-address="Sheet1.A2:Sheet1.B11 Sheet1.B1:Sheet1.B1" chart:data-source-has-labels="row" svg:x="1.331cm" svg:y="1.275cm" svg:width="9.909cm" svg:height="6.564cm">
          <chartooo:coordinate-region svg:x="3.064cm" svg:y="1.474cm" svg:width="7.989cm" svg:height="5.718cm"/>
          <chart:axis chart:dimension="x" chart:name="primary-x" chart:style-name="ch5">
            <chart:title svg:x="5.672cm" svg:y="8.019cm" chart:style-name="ch6">
              <text:p>Size (n)</text:p>
            </chart:title>
          </chart:axis>
          <chart:axis chart:dimension="y" chart:name="primary-y" chart:style-name="ch7">
            <chart:title svg:x="0.451cm" svg:y="5.434cm" chart:style-name="ch8">
              <text:p>Time (secs)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CM algorithm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0000388622283935547">
                <text:p>0.000038862228393554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607967376708984">
                <text:p>0.0000607967376708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667572021484375">
                <text:p>0.00006675720214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774860382080078">
                <text:p>0.0000774860382080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598430633544922">
                <text:p>0.0000598430633544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820159912109375">
                <text:p>0.00008201599121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130891799926758">
                <text:p>0.000130891799926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121831893920898">
                <text:p>0.000121831893920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0909309387207">
                <text:p>0.00020909309387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77cm" svg:height="10.572cm" xlink:href=".." xlink:type="simple" chart:class="chart:scatter" chart:style-name="ch1">
        <chart:title svg:x="5.814cm" svg:y="0.347cm" chart:style-name="ch2">
          <text:p>Graph for MCM Time Complexity</text:p>
        </chart:title>
        <chart:legend chart:legend-position="end" svg:x="14.869cm" svg:y="4.987cm" style:legend-expansion="high" chart:style-name="ch3"/>
        <chart:plot-area chart:style-name="ch4" table:cell-range-address="Sheet1.D1:Sheet1.E11" chart:data-source-has-labels="row" svg:x="1.376cm" svg:y="1.337cm" svg:width="13.128cm" svg:height="8.043cm">
          <chartooo:coordinate-region svg:x="3.109cm" svg:y="1.536cm" svg:width="11.208cm" svg:height="7.197cm"/>
          <chart:axis chart:dimension="x" chart:name="primary-x" chart:style-name="ch5">
            <chart:title svg:x="7.327cm" svg:y="9.591cm" chart:style-name="ch6">
              <text:p>Size (n)</text:p>
            </chart:title>
          </chart:axis>
          <chart:axis chart:dimension="y" chart:name="primary-y" chart:style-name="ch7">
            <chart:title svg:x="0.451cm" svg:y="6.235cm" chart:style-name="ch8">
              <text:p>Time (secs)</text:p>
            </chart:title>
            <chart:grid chart:style-name="ch9" chart:class="major"/>
          </chart:axis>
          <chart:series chart:style-name="ch10" chart:values-cell-range-address="Sheet1.E2:Sheet1.E11" chart:label-cell-address="Sheet1.E1:Sheet1.E1" chart:class="chart:scatter">
            <chart:domain table:cell-range-address="Sheet1.D2:Sheet1.D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lasped 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11</svg:desc>
                </draw:g>
              </table:table-cell>
              <table:table-cell office:value-type="float" office:value="0.0000517368316650391">
                <text:p>0.0000517368316650391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622272491455078">
                <text:p>0.0000622272491455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58171081542969">
                <text:p>0.000075817108154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11754035949707">
                <text:p>0.00011754035949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54256820678711">
                <text:p>0.000154256820678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203371047973633">
                <text:p>0.000203371047973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250101089477539">
                <text:p>0.000250101089477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320196151733398">
                <text:p>0.000320196151733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391244888305664">
                <text:p>0.00039124488830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697135925292969">
                <text:p>0.000697135925292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